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512ef" officeooo:paragraph-rsid="000512ef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512ef" officeooo:paragraph-rsid="000512ef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6e49c" style:font-weight-asian="normal" style:font-weight-complex="normal"/>
    </style:style>
    <style:style style:name="T3" style:family="text">
      <style:text-properties officeooo:rsid="0006e4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DANIE DO DYREKTORA SZKOŁY NR 531 W TARNOWCU</text:p>
      <text:p text:style-name="P2"/>
      <text:p text:style-name="P2"/>
      <text:p text:style-name="P2">Temat: <text:span text:style-name="T1">Podrapane drzwi w męskiej toalecie_________________________</text:span></text:p>
      <text:p text:style-name="P2">Imię i nazwisko osoby składającej:<text:span text:style-name="T1"> Jakub Swend____________________</text:span></text:p>
      <text:p text:style-name="P2">Treść:<text:span text:style-name="T1"> Drzwi w męskiej toalecie są całe podrapane i powycinane symbolami III Rzeszy. Zgłaszam potrzebę ich wymiany. Pozdrawiam._____</text:span></text:p>
      <text:p text:style-name="P2"><text:span text:style-name="T1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span></text:p>
      <text:p text:style-name="P2"><text:span text:style-name="T1"/></text:p>
      <text:p text:style-name="P2">Data: <text:span text:style-name="T2">04</text:span><text:span text:style-name="T1">/</text:span><text:span text:style-name="T2">20</text:span><text:span text:style-name="T1">/</text:span><text:span text:style-name="T2">2017</text:span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4.001cm" fo:margin-bottom="4.001cm" fo:margin-left="4.001cm" fo:margin-right="4.0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1T20:59:59.580000000</meta:creation-date>
    <dc:date>2021-12-11T21:17:11.378000000</dc:date>
    <meta:editing-duration>PT4M25S</meta:editing-duration>
    <meta:editing-cycles>2</meta:editing-cycles>
    <meta:generator>LibreOffice/7.1.1.2$Windows_X86_64 LibreOffice_project/fe0b08f4af1bacafe4c7ecc87ce55bb426164676</meta:generator>
    <meta:document-statistic meta:table-count="0" meta:image-count="0" meta:object-count="0" meta:page-count="1" meta:paragraph-count="6" meta:word-count="42" meta:character-count="1118" meta:non-whitespace-character-count="1082"/>
  </office:meta>
</office:document-meta>
</file>